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Sous-systeme</text:p>
          </table:table-cell>
          <table:table-cell table:style-name="ce1" office:value-type="string">
            <text:p>Composant</text:p>
          </table:table-cell>
          <table:table-cell table:style-name="ce1" office:value-type="string">
            <text:p>Mass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</table:table-row>
        <table:table-row table:style-name="ro1">
          <table:table-cell office:value-type="string">
            <text:p>AOCS</text:p>
          </table:table-cell>
          <table:table-cell office:value-type="string">
            <text:p>Isis magnetorquer board</text:p>
          </table:table-cell>
          <table:table-cell table:style-name="ce2" office:value-type="string">
            <text:p>196 g </text:p>
          </table:table-cell>
          <table:table-cell table:number-columns-repeated="3"/>
        </table:table-row>
        <table:table-row table:style-name="ro2">
          <table:table-cell office:value-type="string">
            <text:p>IRIDIUM</text:p>
          </table:table-cell>
          <table:table-cell office:value-type="string">
            <text:p>Iridium 9602</text:p>
          </table:table-cell>
          <table:table-cell office:value-type="string">
            <text:p>30g</text:p>
          </table:table-cell>
          <table:table-cell table:number-columns-repeated="3"/>
        </table:table-row>
        <table:table-row table:style-name="ro1">
          <table:table-cell office:value-type="string">
            <text:p>COMS</text:p>
          </table:table-cell>
          <table:table-cell office:value-type="string">
            <text:p>ISIS UHF-VHF full duplex transceiver</text:p>
          </table:table-cell>
          <table:table-cell office:value-type="string">
            <text:p>75g</text:p>
          </table:table-cell>
          <table:table-cell table:number-columns-repeated="3"/>
        </table:table-row>
        <table:table-row table:style-name="ro2">
          <table:table-cell office:value-type="string">
            <text:p>OBDH</text:p>
          </table:table-cell>
          <table:table-cell table:style-name="ce2" office:value-type="string">
            <text:p>OBC Ninano </text:p>
          </table:table-cell>
          <table:table-cell office:value-type="string">
            <text:p>120g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table:style-name="ce2" office:value-type="string">
            <text:p>Nanopower P31u </text:p>
          </table:table-cell>
          <table:table-cell office:value-type="string">
            <text:p>105g sans batterie <text:s/>200g avec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3">03/12/2020</text:date>, <text:time>19:0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8:39:04.22</meta:creation-date>
    <dc:date>2020-12-03T19:07:39.82</dc:date>
    <meta:editing-duration>PT28M36S</meta:editing-duration>
    <meta:editing-cycles>4</meta:editing-cycles>
    <meta:generator>OpenOffice/4.1.8$Win32 OpenOffice.org_project/418m3$Build-9803</meta:generator>
    <meta:document-statistic meta:table-count="3" meta:cell-count="21" meta:object-count="0"/>
    <meta:user-defined meta:name=""/>
  </office:meta>
</office:document-meta>
</file>